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/>
    </style:style>
    <style:style style:name="P2" style:family="paragraph" style:parent-style-name="Standard">
      <style:paragraph-properties fo:text-align="start" style:justify-single-word="false"/>
      <style:text-properties style:font-name="Droid Sans Mono"/>
    </style:style>
    <style:style style:name="P3" style:family="paragraph" style:parent-style-name="Standard">
      <style:text-properties style:font-name="Droid Sans Mono" officeooo:rsid="00073b5d" officeooo:paragraph-rsid="00073b5d"/>
    </style:style>
    <style:style style:name="P4" style:family="paragraph" style:parent-style-name="Standard">
      <style:paragraph-properties fo:margin-top="0.0835in" fo:margin-bottom="0in" style:contextual-spacing="false"/>
      <style:text-properties style:font-name="Droid Sans Mono" officeooo:paragraph-rsid="00075a1c"/>
    </style:style>
    <style:style style:name="P5" style:family="paragraph" style:parent-style-name="Heading_20_1">
      <style:text-properties style:font-name="Droid Sans Mono"/>
    </style:style>
    <style:style style:name="P6" style:family="paragraph" style:parent-style-name="Heading_20_1">
      <style:text-properties style:font-name="Droid Sans Mono" officeooo:paragraph-rsid="00059239"/>
    </style:style>
    <style:style style:name="P7" style:family="paragraph" style:parent-style-name="List_20_Paragraph" style:list-style-name="WWNum1">
      <style:paragraph-properties fo:text-align="start" style:justify-single-word="false"/>
      <style:text-properties style:font-name="Droid Sans Mono"/>
    </style:style>
    <style:style style:name="P8" style:family="paragraph" style:parent-style-name="List_20_Paragraph" style:list-style-name="WWNum2">
      <style:text-properties style:font-name="Droid Sans Mono"/>
    </style:style>
    <style:style style:name="P9" style:family="paragraph" style:parent-style-name="List_20_Paragraph" style:list-style-name="WWNum1">
      <style:paragraph-properties fo:text-align="start" style:justify-single-word="false"/>
      <style:text-properties style:font-name="Droid Sans Mono" officeooo:rsid="000a18d4" officeooo:paragraph-rsid="000a18d4"/>
    </style:style>
    <style:style style:name="P10" style:family="paragraph" style:parent-style-name="List_20_Paragraph" style:list-style-name="WWNum2">
      <style:text-properties style:font-name="Droid Sans Mono" officeooo:rsid="000a18d4" officeooo:paragraph-rsid="000a18d4"/>
    </style:style>
    <style:style style:name="P11" style:family="paragraph" style:parent-style-name="Title">
      <style:paragraph-properties fo:text-align="start" style:justify-single-word="false" style:writing-mode="lr-tb"/>
      <style:text-properties style:font-name="Droid Sans Mono" officeooo:paragraph-rsid="00059239"/>
    </style:style>
    <style:style style:name="P12" style:family="paragraph" style:parent-style-name="Title" style:master-page-name="First_20_Page">
      <style:paragraph-properties fo:text-align="start" style:justify-single-word="false" style:page-number="auto" style:writing-mode="lr-tb"/>
      <style:text-properties style:font-name="Droid Sans Mono" officeooo:paragraph-rsid="00059239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fo:color="#808080" style:font-name-asian="MS PGothic1" style:font-name-complex="MS PGothic1"/>
    </style:style>
    <style:style style:name="T2" style:family="text">
      <style:text-properties fo:color="#1a83ba" fo:font-size="14pt" style:font-name-asian="MS PGothic1" style:font-size-asian="14pt" style:font-name-complex="MS PGothic1" style:font-size-complex="14pt"/>
    </style:style>
    <style:style style:name="T3" style:family="text">
      <style:text-properties fo:color="#1a83ba" style:font-name-asian="MS PGothic1" style:font-name-complex="MS PGothic1"/>
    </style:style>
    <style:style style:name="T4" style:family="text">
      <style:text-properties fo:color="#1a83ba" officeooo:rsid="0008561b" style:font-name-asian="MS PGothic1" style:font-name-complex="MS PGothic1"/>
    </style:style>
    <style:style style:name="T5" style:family="text">
      <style:text-properties fo:color="#1a83ba" fo:font-style="normal" style:font-name-asian="MS PGothic1" style:font-style-asian="normal" style:font-name-complex="MS PGothic1" style:font-style-complex="normal"/>
    </style:style>
    <style:style style:name="T6" style:family="text">
      <style:text-properties fo:color="#1a83ba" fo:font-size="11pt" style:font-name-asian="MS PGothic1" style:font-size-asian="11pt" style:font-name-complex="MS PGothic1" style:font-size-complex="11pt"/>
    </style:style>
    <style:style style:name="T7" style:family="text">
      <style:text-properties fo:color="#1a83ba" fo:font-size="11pt" officeooo:rsid="00073b5d" style:font-name-asian="MS PGothic1" style:font-size-asian="11pt" style:font-name-complex="MS PGothic1" style:font-size-complex="11pt"/>
    </style:style>
    <style:style style:name="T8" style:family="text">
      <style:text-properties fo:color="#1a83ba" fo:font-size="11pt" officeooo:rsid="000a18d4" style:font-name-asian="MS PGothic1" style:font-size-asian="11pt" style:font-name-complex="MS PGothic1" style:font-size-complex="11pt"/>
    </style:style>
    <style:style style:name="T9" style:family="text">
      <style:text-properties fo:color="#000000" fo:font-size="11pt" fo:font-weight="normal" style:font-name-asian="MS PGothic1" style:font-size-asian="11pt" style:font-weight-asian="normal" style:font-name-complex="MS PGothic1" style:font-size-complex="11pt" style:font-weight-complex="normal"/>
    </style:style>
    <style:style style:name="T10" style:family="text">
      <style:text-properties fo:color="#000000" fo:font-size="11pt" fo:font-weight="normal" officeooo:rsid="00073b5d" style:font-name-asian="MS PGothic1" style:font-size-asian="11pt" style:font-weight-asian="normal" style:font-name-complex="MS PGothic1" style:font-size-complex="11pt" style:font-weight-complex="normal"/>
    </style:style>
    <style:style style:name="T11" style:family="text">
      <style:text-properties fo:color="#000000" fo:font-size="11pt" style:font-name-asian="MS PGothic1" style:font-size-asian="11pt" style:font-name-complex="MS PGothic1" style:font-size-complex="11pt"/>
    </style:style>
    <style:style style:name="T12" style:family="text">
      <style:text-properties fo:color="#000000" fo:font-size="11pt" officeooo:rsid="00073b5d" style:font-name-asian="MS PGothic1" style:font-size-asian="11pt" style:font-name-complex="MS PGothic1" style:font-size-complex="11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a18d4" style:font-size-asian="12pt" style:font-weight-asian="normal" style:font-size-complex="12pt" style:font-weight-complex="normal"/>
    </style:style>
    <style:style style:name="T15" style:family="text">
      <style:text-properties fo:font-weight="normal" style:font-name-asian="MS PGothic1" style:font-weight-asian="normal" style:font-name-complex="MS PGothic1" style:font-weight-complex="normal"/>
    </style:style>
    <style:style style:name="T16" style:family="text">
      <style:text-properties style:font-name-asian="MS PGothic1" style:font-name-complex="MS PGothic1"/>
    </style:style>
    <style:style style:name="T17" style:family="text">
      <style:text-properties fo:font-style="italic" style:font-name-asian="MS PGothic1" style:font-style-asian="italic" style:font-name-complex="MS PGothic1" style:font-style-complex="italic"/>
    </style:style>
    <style:style style:name="T18" style:family="text">
      <style:text-properties fo:font-style="normal" style:font-name-asian="MS PGothic1" style:font-style-asian="normal" style:font-name-complex="MS PGothic1" style:font-style-complex="normal"/>
    </style:style>
    <style:style style:name="T19" style:family="text">
      <style:text-properties fo:font-style="normal" fo:font-weight="normal" style:font-name-asian="MS PGothic1" style:font-style-asian="normal" style:font-weight-asian="normal" style:font-name-complex="MS PGothic1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crum meeting</text:span></text:p>
      <text:p text:style-name="P11"><text:span text:style-name="T2">Sprint review</text:span></text:p>
      <text:h text:style-name="P6" text:outline-level="1"/>
      <text:h text:style-name="P6" text:outline-level="1"/>
      <text:h text:style-name="P6" text:outline-level="1"><text:span text:style-name="T1">Call to order</text:span></text:h>
      <text:p text:style-name="P1"><text:span text:style-name="T15">A biweekly scrum meeting was held at the </text:span><text:span text:style-name="T3">Patricia building</text:span><text:span text:style-name="T15"> on</text:span><text:span text:style-name="T3"> </text:span><text:span text:style-name="T4">23</text:span><text:span text:style-name="T3">. April 2014</text:span><text:span text:style-name="T16">.</text:span></text:p>
      <text:h text:style-name="P5" text:outline-level="1"><text:span text:style-name="T1">Attendees</text:span></text:h>
      <text:p text:style-name="P2"><text:span text:style-name="T15">Attendees included</text:span><text:span text:style-name="T17"> </text:span><text:span text:style-name="T5">Jani Pasanen</text:span><text:span text:style-name="T18">,</text:span><text:span text:style-name="T5"> James Eagle</text:span><text:span text:style-name="T18">,</text:span><text:span text:style-name="T5"> MaiPhuong Van</text:span><text:span text:style-name="T18">, </text:span><text:span text:style-name="T5">Gabriele Kasparaviciute </text:span><text:span text:style-name="T19">and</text:span><text:span text:style-name="T18"> </text:span><text:span text:style-name="T5">Aurélien Franky</text:span><text:span text:style-name="T18">.</text:span></text:p>
      <text:h text:style-name="P5" text:outline-level="1"><text:span text:style-name="T1">Members not in attendance</text:span></text:h>
      <text:p text:style-name="P3"><text:span text:style-name="T15">Members not in attendance included</text:span><text:span text:style-name="T16"> </text:span><text:span text:style-name="T3">Henrik Persson</text:span><text:span text:style-name="T16">.</text:span></text:p>
      <text:h text:style-name="P5" text:outline-level="1"><text:span text:style-name="T1">Retrospective</text:span></text:h>
      <text:list xml:id="list6111128564035867503" text:style-name="WWNum1">
        <text:list-item>
          <text:p text:style-name="P9"><text:span text:style-name="T9">Problems included us being unfamiliar with technology needed, us having to deal with code from other projects often very advanced</text:span></text:p>
        </text:list-item>
      </text:list>
      <text:h text:style-name="P5" text:outline-level="1"><text:span text:style-name="T1">Planning</text:span></text:h>
      <text:list xml:id="list67493536156295551" text:style-name="WWNum2">
        <text:list-item>
          <text:p text:style-name="P10"><text:span text:style-name="T9">[...]</text:span></text:p>
        </text:list-item>
      </text:list>
      <text:h text:style-name="P5" text:outline-level="1"><text:span text:style-name="T1">Unfinished business</text:span></text:h>
      <text:p text:style-name="P3"><text:span text:style-name="T9">Not complete –</text:span><text:span text:style-name="T11"> </text:span><text:span text:style-name="T8">Get data from ardupilot, send data to ardupilot</text:span></text:p>
      <text:h text:style-name="P5" text:outline-level="1"><text:span text:style-name="T1">Announcements</text:span></text:h>
      <text:p text:style-name="P4"><text:span text:style-name="T7">Henrik</text:span><text:span text:style-name="T12"> </text:span><text:span text:style-name="T10">next scribe</text:span></text:p>
      <text:p text:style-name="P4"/>
      <text:p text:style-name="P4"><text:span text:style-name="T13">Scribe: </text:span><text:span text:style-name="T14">Aurélien Frank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.0835in" fo:margin-bottom="0.0835in" style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055in" fo:margin-bottom="0.139in" style:contextual-spacing="true" fo:line-height="100%" fo:keep-together="always" fo:keep-with-next="always"/>
      <style:text-properties fo:color="#0061d4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aa9e3" fo:font-size="13pt" style:font-size-asian="13pt" style:font-size-complex="13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3055in" style:contextual-spacing="true" fo:line-height="100%" fo:text-align="start" style:justify-single-word="false"/>
      <style:text-properties fo:color="#9eaab6" fo:font-size="26pt" style:letter-kerning="true" style:font-size-asian="26pt" style:font-size-complex="26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528in" fo:margin-bottom="0in" style:contextual-spacing="false" fo:line-height="100%" fo:text-align="end" style:justify-single-word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3aa9e3" fo:font-size="13pt" style:font-size-asian="13pt" style:font-size-complex="13pt"/>
    </style:style>
    <style:style style:name="Title_20_Char" style:display-name="Title Char" style:family="text" style:parent-style-name="Default_20_Paragraph_20_Font">
      <style:text-properties fo:color="#9eaab6" fo:font-size="26pt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0061d4" fo:font-size="14pt" style:font-size-asian="14pt" style:font-size-complex="14pt"/>
    </style:style>
    <style:style style:name="Strong" style:family="text" style:parent-style-name="Default_20_Paragraph_20_Font">
      <style:text-properties fo:color="#3aa9e3" fo:font-weight="normal" style:font-weight-asian="normal" style:font-weight-complex="norma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0</meta:editing-cycles>
    <meta:creation-date>2013-07-23T13:31:00</meta:creation-date>
    <dc:date>2014-04-23T15:02:20.309167161</dc:date>
    <meta:generator>LibreOffice/4.2.3.3$Linux_X86_64 LibreOffice_project/420m0$Build-3</meta:generator>
    <meta:editing-duration>PT17M21S</meta:editing-duration>
    <meta:document-statistic meta:table-count="0" meta:image-count="0" meta:object-count="0" meta:page-count="1" meta:paragraph-count="19" meta:word-count="93" meta:character-count="606" meta:non-whitespace-character-count="53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